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175.9mm" table:align="margins"/>
    </style:style>
    <style:style style:name="Table3.A" style:family="table-column">
      <style:table-column-properties style:column-width="175.9mm" style:rel-column-width="65535*"/>
    </style:style>
    <style:style style:name="Table3.A1" style:family="table-cell">
      <style:table-cell-properties fo:padding="0.97mm" fo:border="none"/>
    </style:style>
    <style:style style:name="Tabelle5" style:family="table">
      <style:table-properties style:width="175.9mm" table:align="margins"/>
    </style:style>
    <style:style style:name="Tabelle5.A" style:family="table-column">
      <style:table-column-properties style:column-width="175.9mm" style:rel-column-width="65535*"/>
    </style:style>
    <style:style style:name="Tabelle5.A1" style:family="table-cell">
      <style:table-cell-properties fo:padding="0.97mm" fo:border="none"/>
    </style:style>
    <style:style style:name="Tabelle6" style:family="table">
      <style:table-properties style:width="175.9mm" table:align="margins"/>
    </style:style>
    <style:style style:name="Tabelle6.A" style:family="table-column">
      <style:table-column-properties style:column-width="175.9mm" style:rel-column-width="65535*"/>
    </style:style>
    <style:style style:name="Tabelle6.A1" style:family="table-cell">
      <style:table-cell-properties fo:padding="0.97mm" fo:border="none"/>
    </style:style>
    <style:style style:name="Tabelle7" style:family="table">
      <style:table-properties style:width="175.9mm" table:align="margins"/>
    </style:style>
    <style:style style:name="Tabelle7.A" style:family="table-column">
      <style:table-column-properties style:column-width="175.9mm" style:rel-column-width="65535*"/>
    </style:style>
    <style:style style:name="Tabelle7.A1" style:family="table-cell">
      <style:table-cell-properties fo:padding="0.97mm" fo:border="none"/>
    </style:style>
    <style:style style:name="Table1" style:family="table">
      <style:table-properties style:width="175.9mm" table:align="margins"/>
    </style:style>
    <style:style style:name="Table1.A" style:family="table-column">
      <style:table-column-properties style:column-width="175.9mm" style:rel-column-width="65535*"/>
    </style:style>
    <style:style style:name="Table1.A1" style:family="table-cell">
      <style:table-cell-properties fo:padding="0.97mm" fo:border="none"/>
    </style:style>
    <style:style style:name="Table2" style:family="table">
      <style:table-properties style:width="175.9mm" table:align="margins"/>
    </style:style>
    <style:style style:name="Table2.A" style:family="table-column">
      <style:table-column-properties style:column-width="175.9mm" style:rel-column-width="65535*"/>
    </style:style>
    <style:style style:name="Table2.A1" style:family="table-cell">
      <style:table-cell-properties fo:padding="0.97mm" fo:border="none"/>
    </style:style>
    <style:style style:name="Table4" style:family="table">
      <style:table-properties style:width="175.9mm" table:align="margins"/>
    </style:style>
    <style:style style:name="Table4.A" style:family="table-column">
      <style:table-column-properties style:column-width="175.9mm" style:rel-column-width="65535*"/>
    </style:style>
    <style:style style:name="Table4.A1" style:family="table-cell">
      <style:table-cell-properties fo:padding="0.97mm" fo:border="none"/>
    </style:style>
    <style:style style:name="Table5" style:family="table">
      <style:table-properties style:width="175.9mm" table:align="margins"/>
    </style:style>
    <style:style style:name="Table5.A" style:family="table-column">
      <style:table-column-properties style:column-width="175.9mm" style:rel-column-width="65535*"/>
    </style:style>
    <style:style style:name="Table5.A1" style:family="table-cell">
      <style:table-cell-properties fo:padding="0.97mm" fo:border="none"/>
    </style:style>
    <style:style style:name="Table6" style:family="table">
      <style:table-properties style:width="175.9mm" table:align="margins"/>
    </style:style>
    <style:style style:name="Table6.A" style:family="table-column">
      <style:table-column-properties style:column-width="175.9mm" style:rel-column-width="65535*"/>
    </style:style>
    <style:style style:name="Table6.A1" style:family="table-cell">
      <style:table-cell-properties fo:padding="0.97mm" fo:border="none"/>
    </style:style>
    <style:style style:name="Table7" style:family="table">
      <style:table-properties style:width="175.9mm" table:align="margins"/>
    </style:style>
    <style:style style:name="Table7.A" style:family="table-column">
      <style:table-column-properties style:column-width="175.9mm" style:rel-column-width="65535*"/>
    </style:style>
    <style:style style:name="Table7.A1" style:family="table-cell">
      <style:table-cell-properties fo:padding="0.97mm" fo:border="none"/>
    </style:style>
    <style:style style:name="Table8" style:family="table">
      <style:table-properties style:width="175.9mm" table:align="margins"/>
    </style:style>
    <style:style style:name="Table8.A" style:family="table-column">
      <style:table-column-properties style:column-width="175.9mm" style:rel-column-width="65535*"/>
    </style:style>
    <style:style style:name="Table8.A1" style:family="table-cell">
      <style:table-cell-properties fo:padding="0.97mm" fo:border="none"/>
    </style:style>
    <style:style style:name="Table9" style:family="table">
      <style:table-properties style:width="175.9mm" table:align="margins"/>
    </style:style>
    <style:style style:name="Table9.A" style:family="table-column">
      <style:table-column-properties style:column-width="175.9mm" style:rel-column-width="65535*"/>
    </style:style>
    <style:style style:name="Table9.A1" style:family="table-cell">
      <style:table-cell-properties fo:padding="0.97mm" fo:border="none"/>
    </style:style>
    <style:style style:name="Table10" style:family="table">
      <style:table-properties style:width="175.9mm" table:align="margins"/>
    </style:style>
    <style:style style:name="Table10.A" style:family="table-column">
      <style:table-column-properties style:column-width="175.9mm" style:rel-column-width="65535*"/>
    </style:style>
    <style:style style:name="Table10.A1" style:family="table-cell">
      <style:table-cell-properties fo:padding="0.97mm" fo:border="none"/>
    </style:style>
    <style:style style:name="Table11" style:family="table">
      <style:table-properties style:width="175.9mm" table:align="margins"/>
    </style:style>
    <style:style style:name="Table11.A" style:family="table-column">
      <style:table-column-properties style:column-width="175.9mm" style:rel-column-width="65535*"/>
    </style:style>
    <style:style style:name="Table11.A1" style:family="table-cell">
      <style:table-cell-properties fo:padding="0.97mm" fo:border="none"/>
    </style:style>
    <style:style style:name="Table12" style:family="table">
      <style:table-properties style:width="175.9mm" table:align="margins"/>
    </style:style>
    <style:style style:name="Table12.A" style:family="table-column">
      <style:table-column-properties style:column-width="175.9mm" style:rel-column-width="65535*"/>
    </style:style>
    <style:style style:name="Table12.A1" style:family="table-cell">
      <style:table-cell-properties fo:padding="0.97mm" fo:border="none"/>
    </style:style>
    <style:style style:name="Table13" style:family="table">
      <style:table-properties style:width="175.9mm" table:align="margins"/>
    </style:style>
    <style:style style:name="Table13.A" style:family="table-column">
      <style:table-column-properties style:column-width="175.9mm" style:rel-column-width="65535*"/>
    </style:style>
    <style:style style:name="Table13.A1" style:family="table-cell">
      <style:table-cell-properties fo:padding="0.97mm" fo:border="none"/>
    </style:style>
    <style:style style:name="P1" style:family="paragraph" style:parent-style-name="Heading_20_3">
      <style:text-properties officeooo:rsid="01025be2" officeooo:paragraph-rsid="01025be2"/>
    </style:style>
    <style:style style:name="P2" style:family="paragraph" style:parent-style-name="Heading_20_3">
      <style:text-properties officeooo:rsid="01025be2" officeooo:paragraph-rsid="0000fbe8"/>
    </style:style>
    <style:style style:name="P3" style:family="paragraph" style:parent-style-name="Heading_20_3">
      <style:text-properties officeooo:rsid="01025be2" officeooo:paragraph-rsid="0001ea1a"/>
    </style:style>
    <style:style style:name="P4" style:family="paragraph" style:parent-style-name="Heading_20_3">
      <style:text-properties officeooo:paragraph-rsid="0000fbe8"/>
    </style:style>
    <style:style style:name="P5" style:family="paragraph" style:parent-style-name="Heading_20_3">
      <style:text-properties officeooo:paragraph-rsid="0001ea1a"/>
    </style:style>
    <style:style style:name="P6" style:family="paragraph" style:parent-style-name="Normal">
      <style:text-properties officeooo:rsid="0107f0f0" officeooo:paragraph-rsid="0107f0f0"/>
    </style:style>
    <style:style style:name="P7" style:family="paragraph" style:parent-style-name="Normal">
      <style:text-properties officeooo:rsid="0107f0f0" officeooo:paragraph-rsid="0000fbe8"/>
    </style:style>
    <style:style style:name="P8" style:family="paragraph" style:parent-style-name="Normal">
      <style:text-properties officeooo:rsid="0107f0f0" officeooo:paragraph-rsid="0001ea1a"/>
    </style:style>
    <style:style style:name="P9" style:family="paragraph" style:parent-style-name="Normal">
      <style:text-properties fo:font-size="12pt" officeooo:rsid="00ede13d" officeooo:paragraph-rsid="0000fbe8" style:font-size-asian="12pt" style:font-size-complex="12pt"/>
    </style:style>
    <style:style style:name="P10" style:family="paragraph" style:parent-style-name="Normal">
      <style:text-properties fo:font-size="12pt" officeooo:rsid="00ede13d" officeooo:paragraph-rsid="0001ea1a" style:font-size-asian="12pt" style:font-size-complex="12pt"/>
    </style:style>
    <style:style style:name="P11" style:family="paragraph" style:parent-style-name="Normal">
      <style:text-properties fo:font-size="12pt" officeooo:rsid="00e028fb" officeooo:paragraph-rsid="0000fbe8" style:font-size-asian="12pt" style:font-size-complex="12pt"/>
    </style:style>
    <style:style style:name="P12" style:family="paragraph" style:parent-style-name="Normal">
      <style:text-properties fo:font-size="12pt" officeooo:rsid="00e028fb" officeooo:paragraph-rsid="0001ea1a" style:font-size-asian="12pt" style:font-size-complex="12pt"/>
    </style:style>
    <style:style style:name="P13" style:family="paragraph" style:parent-style-name="Normal">
      <style:text-properties fo:font-size="12pt" officeooo:rsid="01022504" officeooo:paragraph-rsid="0000fbe8" style:font-size-asian="12pt" style:font-size-complex="12pt"/>
    </style:style>
    <style:style style:name="P14" style:family="paragraph" style:parent-style-name="Normal">
      <style:text-properties fo:font-size="12pt" officeooo:rsid="01022504" officeooo:paragraph-rsid="01030ce9" style:font-size-asian="12pt" style:font-size-complex="12pt"/>
    </style:style>
    <style:style style:name="P15" style:family="paragraph" style:parent-style-name="Normal">
      <style:text-properties fo:font-size="12pt" officeooo:rsid="01022504" officeooo:paragraph-rsid="0001ea1a" style:font-size-asian="12pt" style:font-size-complex="12pt"/>
    </style:style>
    <style:style style:name="P16" style:family="paragraph" style:parent-style-name="Normal">
      <style:text-properties officeooo:rsid="00f82f06" officeooo:paragraph-rsid="00f82f06"/>
    </style:style>
    <style:style style:name="P17" style:family="paragraph" style:parent-style-name="Normal">
      <style:text-properties officeooo:rsid="00f82f06" officeooo:paragraph-rsid="0000fbe8"/>
    </style:style>
    <style:style style:name="P18" style:family="paragraph" style:parent-style-name="Normal">
      <style:text-properties officeooo:rsid="00f82f06" officeooo:paragraph-rsid="0001ea1a"/>
    </style:style>
    <style:style style:name="P19" style:family="paragraph" style:parent-style-name="Normal">
      <style:text-properties officeooo:rsid="00e596ff" officeooo:paragraph-rsid="00e596ff"/>
    </style:style>
    <style:style style:name="P20" style:family="paragraph" style:parent-style-name="Normal">
      <style:text-properties officeooo:rsid="00e596ff" officeooo:paragraph-rsid="0000fbe8"/>
    </style:style>
    <style:style style:name="P21" style:family="paragraph" style:parent-style-name="Normal">
      <style:text-properties officeooo:rsid="00e596ff" officeooo:paragraph-rsid="0001ea1a"/>
    </style:style>
    <style:style style:name="P22" style:family="paragraph" style:parent-style-name="Normal">
      <style:text-properties officeooo:rsid="01022504" officeooo:paragraph-rsid="01025be2"/>
    </style:style>
    <style:style style:name="P23" style:family="paragraph" style:parent-style-name="Normal">
      <style:text-properties officeooo:rsid="01022504" officeooo:paragraph-rsid="0000fbe8"/>
    </style:style>
    <style:style style:name="P24" style:family="paragraph" style:parent-style-name="Normal">
      <style:text-properties officeooo:rsid="01022504" officeooo:paragraph-rsid="0001ea1a"/>
    </style:style>
    <style:style style:name="P25" style:family="paragraph" style:parent-style-name="Normal">
      <style:text-properties officeooo:paragraph-rsid="0000fbe8"/>
    </style:style>
    <style:style style:name="P26" style:family="paragraph" style:parent-style-name="Normal">
      <style:text-properties officeooo:paragraph-rsid="0001ea1a"/>
    </style:style>
    <style:style style:name="P27" style:family="paragraph" style:parent-style-name="Normal" style:list-style-name="L1">
      <style:paragraph-properties fo:margin-left="0mm" fo:margin-right="0mm" fo:text-indent="-6.35mm" style:auto-text-indent="false"/>
    </style:style>
    <style:style style:name="P28" style:family="paragraph" style:parent-style-name="Normal" style:list-style-name="L1">
      <style:paragraph-properties fo:margin-left="0mm" fo:margin-right="0mm" fo:text-indent="-6.35mm" style:auto-text-indent="false"/>
      <style:text-properties officeooo:paragraph-rsid="0000fbe8"/>
    </style:style>
    <style:style style:name="P29" style:family="paragraph" style:parent-style-name="Normal" style:list-style-name="L1">
      <style:paragraph-properties fo:margin-left="0mm" fo:margin-right="0mm" fo:text-indent="-6.35mm" style:auto-text-indent="false"/>
      <style:text-properties officeooo:paragraph-rsid="0001ea1a"/>
    </style:style>
    <style:style style:name="P30" style:family="paragraph" style:parent-style-name="Normal" style:list-style-name="L1">
      <style:paragraph-properties fo:margin-left="0mm" fo:margin-right="0mm" fo:text-indent="0mm" style:auto-text-indent="false"/>
      <style:text-properties officeooo:rsid="00f82f06" officeooo:paragraph-rsid="00f82f06"/>
    </style:style>
    <style:style style:name="P31" style:family="paragraph" style:parent-style-name="Normal" style:list-style-name="L1">
      <style:paragraph-properties fo:margin-left="0mm" fo:margin-right="0mm" fo:text-indent="0mm" style:auto-text-indent="false"/>
      <style:text-properties officeooo:rsid="00f82f06" officeooo:paragraph-rsid="0000fbe8"/>
    </style:style>
    <style:style style:name="P32" style:family="paragraph" style:parent-style-name="Normal" style:list-style-name="L1">
      <style:paragraph-properties fo:margin-left="0mm" fo:margin-right="0mm" fo:text-indent="0mm" style:auto-text-indent="false"/>
      <style:text-properties officeooo:rsid="00f82f06" officeooo:paragraph-rsid="0001ea1a"/>
    </style:style>
    <style:style style:name="P33" style:family="paragraph" style:parent-style-name="Code">
      <style:text-properties fo:font-size="10pt" officeooo:paragraph-rsid="016ebd4b"/>
    </style:style>
    <style:style style:name="P34" style:family="paragraph" style:parent-style-name="Code">
      <style:text-properties fo:font-size="10pt" style:font-size-asian="10pt" style:font-size-complex="10pt"/>
    </style:style>
    <style:style style:name="P35" style:family="paragraph" style:parent-style-name="Code">
      <style:text-properties fo:font-size="10pt" officeooo:rsid="00f778ae" officeooo:paragraph-rsid="0107f0f0" style:font-size-asian="10pt" style:font-size-complex="10pt"/>
    </style:style>
    <style:style style:name="P36" style:family="paragraph" style:parent-style-name="Code">
      <style:text-properties fo:font-size="10pt" officeooo:rsid="00f778ae" officeooo:paragraph-rsid="0000fbe8" style:font-size-asian="10pt" style:font-size-complex="10pt"/>
    </style:style>
    <style:style style:name="P37" style:family="paragraph" style:parent-style-name="Code">
      <style:text-properties fo:font-size="10pt" officeooo:rsid="00f778ae" officeooo:paragraph-rsid="0001ea1a" style:font-size-asian="10pt" style:font-size-complex="10pt"/>
    </style:style>
    <style:style style:name="P38" style:family="paragraph" style:parent-style-name="Code">
      <style:text-properties fo:font-size="10pt" officeooo:paragraph-rsid="0107f0f0" style:font-size-asian="10pt" style:font-size-complex="10pt"/>
    </style:style>
    <style:style style:name="P39" style:family="paragraph" style:parent-style-name="Code">
      <style:text-properties fo:font-size="10pt" officeooo:paragraph-rsid="0000fbe8" style:font-size-asian="10pt" style:font-size-complex="10pt"/>
    </style:style>
    <style:style style:name="P40" style:family="paragraph" style:parent-style-name="Code">
      <style:text-properties fo:font-size="10pt" officeooo:paragraph-rsid="0001ea1a" style:font-size-asian="10pt" style:font-size-complex="10pt"/>
    </style:style>
    <style:style style:name="P41" style:family="paragraph" style:parent-style-name="Code">
      <style:text-properties fo:font-size="10pt" officeooo:rsid="0001ea1a" officeooo:paragraph-rsid="0001ea1a" style:font-size-asian="10pt" style:font-size-complex="10pt"/>
    </style:style>
    <style:style style:name="P42" style:family="paragraph" style:parent-style-name="Code">
      <style:text-properties fo:font-size="10pt" officeooo:paragraph-rsid="0000fbe8"/>
    </style:style>
    <style:style style:name="P43" style:family="paragraph" style:parent-style-name="Code">
      <style:text-properties fo:font-size="10pt" officeooo:paragraph-rsid="0001ea1a"/>
    </style:style>
    <style:style style:name="P44" style:family="paragraph" style:parent-style-name="Code">
      <style:text-properties officeooo:paragraph-rsid="0000fbe8"/>
    </style:style>
    <style:style style:name="P45" style:family="paragraph" style:parent-style-name="Code">
      <style:text-properties officeooo:paragraph-rsid="0172f69b"/>
    </style:style>
    <style:style style:name="P46" style:family="paragraph" style:parent-style-name="Code">
      <style:text-properties officeooo:paragraph-rsid="01025be2"/>
    </style:style>
    <style:style style:name="P47" style:family="paragraph" style:parent-style-name="Code">
      <style:text-properties officeooo:paragraph-rsid="0001ea1a"/>
    </style:style>
    <style:style style:name="P48" style:family="paragraph" style:parent-style-name="Heading_20_1">
      <style:text-properties officeooo:rsid="0000fbe8" officeooo:paragraph-rsid="0000fbe8"/>
    </style:style>
    <style:style style:name="P49" style:family="paragraph" style:parent-style-name="Heading_20_1">
      <style:paragraph-properties fo:break-before="page"/>
      <style:text-properties officeooo:rsid="0000fbe8" officeooo:paragraph-rsid="0000fbe8"/>
    </style:style>
    <style:style style:name="P50" style:family="paragraph" style:parent-style-name="Heading_20_1">
      <style:paragraph-properties fo:break-before="page"/>
      <style:text-properties officeooo:rsid="0001ea1a" officeooo:paragraph-rsid="0001ea1a"/>
    </style:style>
    <style:style style:name="P51" style:family="paragraph" style:parent-style-name="Output">
      <style:text-properties officeooo:paragraph-rsid="0000fbe8"/>
    </style:style>
    <style:style style:name="P52" style:family="paragraph" style:parent-style-name="Output">
      <style:text-properties officeooo:paragraph-rsid="0001ea1a"/>
    </style:style>
    <style:style style:name="T1" style:family="text">
      <style:text-properties officeooo:rsid="0107f0f0" style:font-size-asian="10pt" style:font-size-complex="10pt"/>
    </style:style>
    <style:style style:name="T2" style:family="text">
      <style:text-properties officeooo:rsid="01524967" style:font-size-asian="10pt" style:font-size-complex="10pt"/>
    </style:style>
    <style:style style:name="T3" style:family="text">
      <style:text-properties officeooo:rsid="0000fbe8" style:font-size-asian="10pt" style:font-size-complex="10pt"/>
    </style:style>
    <style:style style:name="T4" style:family="text">
      <style:text-properties officeooo:rsid="0001ea1a" style:font-size-asian="10pt" style:font-size-complex="10pt"/>
    </style:style>
    <style:style style:name="T5" style:family="text">
      <style:text-properties fo:color="#000000" officeooo:rsid="0107f0f0" style:font-size-asian="10pt" style:font-size-complex="10pt"/>
    </style:style>
    <style:style style:name="T6" style:family="text">
      <style:text-properties fo:color="#000000" officeooo:rsid="016ebd4b" style:font-size-asian="10pt" style:font-size-complex="10pt"/>
    </style:style>
    <style:style style:name="T7" style:family="text">
      <style:text-properties fo:color="#000000" officeooo:rsid="00e028fb" style:font-size-asian="10pt" style:font-size-complex="10pt"/>
    </style:style>
    <style:style style:name="T8" style:family="text">
      <style:text-properties fo:color="#000000" officeooo:rsid="00daf806" style:font-size-asian="10pt" style:font-size-complex="10pt"/>
    </style:style>
    <style:style style:name="T9" style:family="text">
      <style:text-properties fo:color="#000000" fo:font-style="italic" officeooo:rsid="00e028fb" style:font-size-asian="10pt" style:font-style-asian="italic" style:font-size-complex="10pt" style:font-style-complex="italic"/>
    </style:style>
    <style:style style:name="T10" style:family="text">
      <style:text-properties fo:color="#000000" fo:font-style="normal" officeooo:rsid="00e028fb" style:font-size-asian="10pt" style:font-style-asian="normal" style:font-size-complex="10pt" style:font-style-complex="normal"/>
    </style:style>
    <style:style style:name="T11" style:family="text">
      <style:text-properties fo:color="#000000" fo:font-style="normal" style:text-underline-style="none" fo:font-weight="normal" officeooo:rsid="00e2a6e0" style:font-style-asian="normal" style:font-weight-asian="normal" style:font-style-complex="normal" style:font-weight-complex="normal"/>
    </style:style>
    <style:style style:name="T12" style:family="text">
      <style:text-properties fo:color="#000000" fo:font-style="normal" style:text-underline-style="none" fo:font-weight="normal" officeooo:rsid="00e028fb" style:font-style-asian="normal" style:font-weight-asian="normal" style:font-style-complex="normal" style:font-weight-complex="normal"/>
    </style:style>
    <style:style style:name="T13" style:family="text">
      <style:text-properties fo:color="#000000" fo:font-style="normal" style:text-underline-style="none" fo:font-weight="normal" officeooo:rsid="010f7649" style:font-style-asian="normal" style:font-weight-asian="normal" style:font-style-complex="normal" style:font-weight-complex="normal"/>
    </style:style>
    <style:style style:name="T14" style:family="text">
      <style:text-properties fo:font-size="12pt" style:font-size-asian="12pt" style:font-size-complex="12pt"/>
    </style:style>
    <style:style style:name="T15" style:family="text">
      <style:text-properties fo:font-size="12pt" officeooo:rsid="00dff663" style:font-size-asian="12pt" style:font-size-complex="12pt"/>
    </style:style>
    <style:style style:name="T16" style:family="text">
      <style:text-properties fo:font-size="12pt" officeooo:rsid="0125d5a8" style:font-size-asian="12pt" style:font-size-complex="12pt"/>
    </style:style>
    <style:style style:name="T17" style:family="text">
      <style:text-properties fo:font-size="12pt" officeooo:rsid="01025be2" style:font-size-asian="12pt" style:font-size-complex="12pt"/>
    </style:style>
    <style:style style:name="T18" style:family="text">
      <style:text-properties officeooo:rsid="013e06ba"/>
    </style:style>
    <style:style style:name="T19" style:family="text">
      <style:text-properties officeooo:rsid="0107f0f0"/>
    </style:style>
    <style:style style:name="T20" style:family="text">
      <style:text-properties officeooo:rsid="01524967"/>
    </style:style>
    <style:style style:name="T21" style:family="text">
      <style:text-properties officeooo:rsid="016ebd4b"/>
    </style:style>
    <style:style style:name="T22" style:family="text">
      <style:text-properties officeooo:rsid="00daf806"/>
    </style:style>
    <style:style style:name="T23" style:family="text">
      <style:text-properties fo:font-style="italic" style:font-style-asian="italic" style:font-style-complex="italic"/>
    </style:style>
    <style:style style:name="T24" style:family="text">
      <style:text-properties fo:font-style="italic" officeooo:rsid="00f82f06"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107f0f0" style:font-style-asian="italic" style:font-weight-asian="bold" style:font-style-complex="italic" style:font-weight-complex="bold"/>
    </style:style>
    <style:style style:name="T27" style:family="text">
      <style:text-properties fo:font-style="italic" fo:font-weight="bold" officeooo:rsid="00f778ae" style:font-style-asian="italic" style:font-weight-asian="bold" style:font-style-complex="italic" style:font-weight-complex="bold"/>
    </style:style>
    <style:style style:name="T28" style:family="text">
      <style:text-properties fo:font-style="italic" fo:font-weight="bold" officeooo:rsid="00ee6339" style:font-style-asian="italic" style:font-weight-asian="bold" style:font-style-complex="italic" style:font-weight-complex="bold"/>
    </style:style>
    <style:style style:name="T29" style:family="text">
      <style:text-properties fo:font-style="italic" fo:font-weight="bold" officeooo:rsid="00f82f06" style:font-style-asian="italic" style:font-weight-asian="bold" style:font-style-complex="italic" style:font-weight-complex="bold"/>
    </style:style>
    <style:style style:name="T30" style:family="text">
      <style:text-properties fo:font-style="italic" fo:font-weight="bold" officeooo:rsid="0107f0f0" style:font-size-asian="10pt" style:font-style-asian="italic" style:font-weight-asian="bold" style:font-size-complex="10pt" style:font-style-complex="italic" style:font-weight-complex="bold"/>
    </style:style>
    <style:style style:name="T31" style:family="text">
      <style:text-properties officeooo:rsid="010074c7"/>
    </style:style>
    <style:style style:name="T32" style:family="text">
      <style:text-properties officeooo:rsid="00f778ae"/>
    </style:style>
    <style:style style:name="T33" style:family="text">
      <style:text-properties officeooo:rsid="00ee6339"/>
    </style:style>
    <style:style style:name="T34" style:family="text">
      <style:text-properties style:text-underline-style="none" fo:font-weight="normal" officeooo:rsid="00e2a6e0" style:font-size-asian="12pt" style:font-weight-asian="normal" style:font-size-complex="12pt" style:font-weight-complex="normal"/>
    </style:style>
    <style:style style:name="T35" style:family="text">
      <style:text-properties style:text-underline-style="none" fo:font-weight="normal" officeooo:rsid="01022504" style:font-size-asian="12pt" style:font-weight-asian="normal" style:font-size-complex="12pt" style:font-weight-complex="normal"/>
    </style:style>
    <style:style style:name="T36" style:family="text">
      <style:text-properties style:text-underline-style="none" fo:font-weight="normal" officeooo:rsid="00f778ae" style:font-size-asian="12pt" style:font-weight-asian="normal" style:font-size-complex="12pt" style:font-weight-complex="normal"/>
    </style:style>
    <style:style style:name="T37" style:family="text">
      <style:text-properties style:text-underline-style="none" fo:font-weight="normal" style:font-weight-asian="normal" style:font-weight-complex="normal"/>
    </style:style>
    <style:style style:name="T38" style:family="text">
      <style:text-properties officeooo:rsid="00f82f06"/>
    </style:style>
    <style:style style:name="T39" style:family="text">
      <style:text-properties officeooo:rsid="0144b025"/>
    </style:style>
    <style:style style:name="T40" style:family="text">
      <style:text-properties officeooo:rsid="00a4c9a4"/>
    </style:style>
    <style:style style:name="T41" style:family="text">
      <style:text-properties officeooo:rsid="0172f69b"/>
    </style:style>
    <style:style style:name="T42" style:family="text">
      <style:text-properties style:font-name="FreeMono" fo:font-size="12pt" officeooo:rsid="00a4c9a4" style:font-size-asian="12pt" style:font-size-complex="12pt"/>
    </style:style>
    <style:style style:name="T43" style:family="text">
      <style:text-properties officeooo:rsid="012711e6"/>
    </style:style>
    <style:style style:name="T44" style:family="text">
      <style:text-properties officeooo:rsid="0000fbe8"/>
    </style:style>
    <style:style style:name="T45" style:family="text">
      <style:text-properties officeooo:rsid="0001ea1a"/>
    </style:style>
    <style:style style:name="T46" style:family="text">
      <style:text-properties fo:font-weight="bold" style:font-weight-asian="bold" style:font-weight-complex="bold"/>
    </style:style>
    <style:style style:name="T47" style:family="text">
      <style:text-properties fo:font-size="10pt" officeooo:rsid="0001ea1a"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his is the current status/layout</text:h>
      <text:p text:style-name="P6"><text:span text:style-name="T15">A</text:span><text:span text:style-name="T14">s an alternative the user could also be created using hsbsql using </text:span><text:span text:style-name="T16">command</text:span><text:span text:style-name="T14"> line.</text:span></text:p>
      <text:p text:style-name="P35">suse01:~ # PATH=<text:span text:style-name="T18">"</text:span>$PATH:/usr/sap/SLE/HDB00/exe<text:span text:style-name="T18">"</text:span></text:p>
      <text:p text:style-name="P34"><text:span text:style-name="T19">suse01:~ # </text:span>hdbsql -<text:span text:style-name="T20">u</text:span> <text:span text:style-name="T19">system -i 00</text:span> '<text:span text:style-name="T21">CREATE</text:span> <text:span text:style-name="T21">USER</text:span> slehasync <text:span text:style-name="T21">PASSWORD</text:span> L1nuxlab'</text:p>
      <text:p text:style-name="P38"><text:span text:style-name="T19">suse01:~ # </text:span>hdbsql -<text:span text:style-name="T20">u</text:span> <text:span text:style-name="T19">system -i 00</text:span> '<text:span text:style-name="T21">GRANT</text:span> DATA ADMIN <text:span text:style-name="T21">TO</text:span> slehasync'</text:p>
      <text:p text:style-name="P33"><text:span text:style-name="T1">suse01:~ # hdbsql -</text:span><text:span text:style-name="T2">u</text:span><text:span text:style-name="T1"> system -i 00 </text:span><text:span text:style-name="T5">'</text:span><text:span text:style-name="T6">ALTER USER slehasync DISABLE PASSWORD LIFETIME'</text:span></text:p>
      <text:p text:style-name="Normal"><text:span text:style-name="T6">….</text:span></text:p>
      <text:p text:style-name="P11">The name of the user key “slehaloc” is <text:span text:style-name="T31">a </text:span>fix <text:span text:style-name="T31">name used</text:span> in the resource agent. The port should be setup as 3<text:span text:style-name="T23">nn</text:span>15, where nn is the SAP instance number <text:span text:style-name="T31">like “00”</text:span>.</text:p>
      <table:table table:name="Table3" table:style-name="Table3">
        <table:table-column table:style-name="Table3.A"/>
        <table:table-row>
          <table:table-cell table:style-name="Table3.A1" office:value-type="string">
            <text:p text:style-name="P44"><text:span text:style-name="T32">s</text:span>use01:<text:span text:style-name="T32">~ #</text:span> <text:span text:style-name="T32">PATH="$PATH:/usr/sap/SLE/HDB00/exe"</text:span></text:p>
            <text:p text:style-name="P44"><text:span text:style-name="T32">s</text:span>use01:<text:span text:style-name="T32">~ #</text:span> hdbuserstore SET slehaloc <text:span text:style-name="T22">localhost</text:span>:30015 <text:span text:style-name="T31">slehasync</text:span> <text:span text:style-name="T33">L1nuxlab</text:span></text:p>
          </table:table-cell>
        </table:table-row>
      </table:table>
      <text:p text:style-name="P9"><text:span text:style-name="T6">Verify the </text:span><text:span text:style-name="T7">created </text:span><text:span text:style-name="T6">setup </text:span><text:span text:style-name="T8">as Linux user root. The option “-U </text:span><text:span text:style-name="T9">key</text:span><text:span text:style-name="T10">” tells hdbsql to use the credentials which are stored in the secure store. The table “dummy” is available for any </text:span></text:p>
      <text:p text:style-name="P9"><text:span text:style-name="T10">….</text:span></text:p>
      <table:table table:name="Tabelle5" table:style-name="Tabelle5">
        <table:table-column table:style-name="Tabelle5.A"/>
        <table:table-row>
          <table:table-cell table:style-name="Tabelle5.A1" office:value-type="string">
            <text:p text:style-name="P16">As Linux user <text:span text:style-name="T23">sid</text:span>adm enable the system replication at the primary node. You need to define a site name (like “WALLDORF”). This site name must be uniqueue for all SAP HANA databases which are connected via system replication. This means the secondary must have a different site name.</text:p>
            <text:p text:style-name="Code">suse01:<text:span text:style-name="T38">~</text:span>&gt; hdbnsutil -sr_enable –<text:span text:style-name="T39">-</text:span>name=WALLDORF</text:p>
            <text:p text:style-name="Output">checking local nameserver:<text:line-break/>checking for active nameserver …<text:line-break/>nameserver is running, proceeding …<text:line-break/>configuring ini files …<text:line-break/>successfully enabled system as primary site …<text:line-break/>done.</text:p>
          </table:table-cell>
        </table:table-row>
      </table:table>
      <text:h text:style-name="Heading_20_3" text:outline-level="3"/>
      <text:p text:style-name="P19">The command line tool hdbnsutil can be used to check the system replication mode and site name.</text:p>
      <table:table table:name="Tabelle6" table:style-name="Tabelle6">
        <table:table-column table:style-name="Tabelle6.A"/>
        <table:table-row>
          <table:table-cell table:style-name="Tabelle6.A1" office:value-type="string">
            <text:p text:style-name="Code">suse01:<text:span text:style-name="T38">~</text:span>&gt; hdbnsutil -sr_state</text:p>
            <text:p text:style-name="Output">checking for active or inactive nameserver …<text:line-break/>System Replication State<text:line-break/>~~~~~~~~~~~~~~~~~~~~~~~~<text:line-break/>mode: primary<text:line-break/>site id: 1<text:line-break/>site name: WALLDORF<text:line-break/>Host Mappings:<text:line-break/><text:soft-page-break/>~~~~~~~~~~~~~~<text:line-break/>done.</text:p>
          </table:table-cell>
        </table:table-row>
      </table:table>
      <text:p text:style-name="P16">The mode changed from “none” to “primary” and the site has now a site name and a site id.</text:p>
      <text:h text:style-name="Heading_20_3" text:outline-level="3">Enable <text:span text:style-name="T40">the </text:span>Secondary Node</text:h>
      <text:p text:style-name="P19">The SAP HANA database instance on the secondary side must be stopped before the instance could be registered for the system replication. You could use your preferred method to stop the instance (like HDB <text:span text:style-name="T38">or sapcontrol</text:span>). After the database instance is stopped successfully you could register the instance using hdbnsutil. <text:span text:style-name="T38">Again use Linux user </text:span><text:span text:style-name="T24">sid</text:span><text:span text:style-name="T38">adm.</text:span></text:p>
      <table:table table:name="Tabelle7" table:style-name="Tabelle7">
        <table:table-column table:style-name="Tabelle7.A"/>
        <table:table-row>
          <table:table-cell table:style-name="Tabelle7.A1" office:value-type="string">
            <text:p text:style-name="P45">suse0<text:span text:style-name="T38">2</text:span>:<text:span text:style-name="T38">~</text:span>&gt; <text:span text:style-name="T41">HDB stop</text:span><text:line-break/>suse0<text:span text:style-name="T38">2</text:span>:<text:span text:style-name="T38">~</text:span>&gt; hdbnsutil -sr_register --remoteHost=suse0<text:span text:style-name="T38">1</text:span> --remoteInstance=00 --mode=sync --name=ROT</text:p>
            <text:p text:style-name="Output">adding site …<text:line-break/>checking for inactive nameserver …<text:line-break/>nameserver suse0<text:span text:style-name="T38">2</text:span>:30001 not responding.<text:line-break/>collecting information …<text:line-break/>updating local ini files …<text:line-break/><text:span text:style-name="T42">done.</text:span></text:p>
          </table:table-cell>
        </table:table-row>
      </table:table>
      <text:list xml:id="list2911145042088485787" text:style-name="L1">
        <text:list-header>
          <text:p text:style-name="P27">Now start the database instance again and verify the system replication status. At secondary side the mode should be one of „sync“, „syncmem“ or „async“. The mode depends on what <text:span text:style-name="T43">has</text:span> been defined during registration of the client.</text:p>
          <text:p text:style-name="P30">The remoteHost is the primary node in our case, the remoteInstance is the database instanace number (here 00).</text:p>
        </text:list-header>
      </text:list>
      <text:h text:style-name="P1" text:outline-level="3"><text:bookmark-start text:name="__RefHeading__6520_160924200"/><text:reference-mark text:name="CheckSyncUe"/><text:span text:style-name="T37">Checking the access to sync information</text:span><text:bookmark-end text:name="__RefHeading__6520_160924200"/></text:h>
      <text:p text:style-name="P22"><text:reference-mark text:name="CheckSync"/><text:span text:style-name="T17">N</text:span><text:span text:style-name="T14">ow please check if the database user has enough rights to access the synchronisation information.</text:span></text:p>
      <text:p text:style-name="P46"><text:span text:style-name="T35">s</text:span><text:span text:style-name="T34">use01:</text:span><text:span text:style-name="T36">~ #</text:span><text:span text:style-name="T34"> hdbsql -U slehaloc </text:span><text:span text:style-name="T35">'</text:span><text:span text:style-name="T34">select distinct REPLICATION_STATUS from SYS.M_SERVICE_REPLICATION</text:span><text:span text:style-name="T35">'</text:span></text:p>
      <text:p text:style-name="P14"><text:span text:style-name="T11">I</text:span><text:span text:style-name="T12">f you get a result like “error”, “unknown”, “syncing” or “active” than the user is able to ac</text:span><text:span text:style-name="T13">c</text:span><text:span text:style-name="T12">ess the synchronization info.</text:span></text:p>
      <text:h text:style-name="P49" text:outline-level="1">Suggestion 1 (placeholders @@var@@)</text:h>
      <text:p text:style-name="P7"><text:span text:style-name="T15">A</text:span><text:span text:style-name="T14">s an alternative the user could also be created using hsbsql using </text:span><text:span text:style-name="T16">command</text:span><text:span text:style-name="T14"> line.</text:span></text:p>
      <text:p text:style-name="P36">suse01:~ # PATH=<text:span text:style-name="T18">"</text:span>$PATH:/usr/sap/<text:span text:style-name="T44">@@SID@@</text:span>/HDB<text:span text:style-name="T44">@@INO@@</text:span>/exe<text:span text:style-name="T18">"</text:span></text:p>
      <text:p text:style-name="P39"><text:span text:style-name="T19">suse01:~ # </text:span>hdbsql -<text:span text:style-name="T20">u</text:span> <text:span text:style-name="T19">system -i @@INO@@</text:span> '<text:span text:style-name="T21">CREATE</text:span> <text:span text:style-name="T21">USER</text:span> slehasync <text:span text:style-name="T21">PASSWORD</text:span> <text:span text:style-name="T44">@@PWD@@</text:span>'</text:p>
      <text:p text:style-name="P39"><text:span text:style-name="T19">suse01:~ # </text:span>hdbsql -<text:span text:style-name="T20">u</text:span> <text:span text:style-name="T19">system -i @@INO@@</text:span> '<text:span text:style-name="T21">GRANT</text:span> DATA ADMIN <text:span text:style-name="T21">TO</text:span> slehasync'</text:p>
      <text:p text:style-name="P42"><text:span text:style-name="T1">suse01:~ # hdbsql -</text:span><text:span text:style-name="T2">u</text:span><text:span text:style-name="T1"> system -i </text:span><text:span text:style-name="T3">@@INO@@</text:span><text:span text:style-name="T1"> </text:span><text:span text:style-name="T5">'</text:span><text:span text:style-name="T6">ALTER USER slehasync DISABLE PASSWORD LIFETIME'</text:span></text:p>
      <text:p text:style-name="P25"><text:span text:style-name="T6">….</text:span></text:p>
      <text:p text:style-name="P11">The name of the user key “slehaloc” is <text:span text:style-name="T31">a </text:span>fix <text:span text:style-name="T31">name used</text:span> in the resource agent. The port should be setup as 3<text:span text:style-name="T23">nn</text:span>15, where nn is the SAP instance number <text:span text:style-name="T31">like “00”</text:span>.</text:p>
      <table:table table:name="Table1" table:style-name="Table1">
        <table:table-column table:style-name="Table1.A"/>
        <table:table-row>
          <table:table-cell table:style-name="Table1.A1" office:value-type="string">
            <text:p text:style-name="P44"><text:span text:style-name="T32">s</text:span>use01:<text:span text:style-name="T32">~ #</text:span> <text:span text:style-name="T32">PATH="$PATH:/usr/sap/@@SID@@/HDB@@INO@@/exe"</text:span></text:p>
            <text:p text:style-name="P44"><text:span text:style-name="T32">s</text:span>use01:<text:span text:style-name="T32">~ #</text:span> hdbuserstore SET slehaloc <text:span text:style-name="T22">localhost</text:span>:3<text:span text:style-name="T44">@@INO@@</text:span>15 <text:span text:style-name="T31">slehasync</text:span> <text:span text:style-name="T44">@@PWD@@</text:span></text:p>
          </table:table-cell>
        </table:table-row>
      </table:table>
      <text:p text:style-name="P9"><text:span text:style-name="T6">Verify the </text:span><text:span text:style-name="T7">created </text:span><text:span text:style-name="T6">setup </text:span><text:span text:style-name="T8">as Linux user root. The option “-U </text:span><text:span text:style-name="T9">key</text:span><text:span text:style-name="T10">” tells hdbsql to use the credentials which are stored in the secure store. The table “dummy” is available for any </text:span></text:p>
      <text:p text:style-name="P9"><text:span text:style-name="T10">….</text:span></text:p>
      <table:table table:name="Table2" table:style-name="Table2">
        <table:table-column table:style-name="Table2.A"/>
        <table:table-row>
          <table:table-cell table:style-name="Table2.A1" office:value-type="string">
            <text:p text:style-name="P17">As Linux user <text:span text:style-name="T23">sid</text:span>adm enable the system replication at the primary node. You need to define a site name (like “WALLDORF”). This site name must be uniqueue for all SAP HANA databases which are connected via system replication. This means the secondary must have a different site name.</text:p>
            <text:p text:style-name="P44">suse01:<text:span text:style-name="T38">~</text:span>&gt; hdbnsutil -sr_enable –<text:span text:style-name="T39">-</text:span>name=<text:span text:style-name="T44">@@SITE1@@</text:span></text:p>
            <text:p text:style-name="P51">checking local nameserver:<text:line-break/>checking for active nameserver …<text:line-break/>nameserver is running, proceeding …<text:line-break/>configuring ini files …<text:line-break/>successfully enabled system as primary site …<text:line-break/>done.</text:p>
          </table:table-cell>
        </table:table-row>
      </table:table>
      <text:h text:style-name="P4" text:outline-level="3"/>
      <text:p text:style-name="P20">The command line tool hdbnsutil can be used to check the system replication mode and site name.</text:p>
      <table:table table:name="Table4" table:style-name="Table4">
        <table:table-column table:style-name="Table4.A"/>
        <table:table-row>
          <table:table-cell table:style-name="Table4.A1" office:value-type="string">
            <text:p text:style-name="P44">suse01:<text:span text:style-name="T38">~</text:span>&gt; hdbnsutil -sr_state</text:p>
            <text:p text:style-name="P51">checking for active or inactive nameserver …<text:line-break/>System Replication State<text:line-break/>~~~~~~~~~~~~~~~~~~~~~~~~<text:line-break/>mode: primary<text:line-break/>site id: 1<text:line-break/>site name: WALLDORF<text:line-break/><text:soft-page-break/>Host Mappings:<text:line-break/>~~~~~~~~~~~~~~<text:line-break/>done.</text:p>
          </table:table-cell>
        </table:table-row>
      </table:table>
      <text:p text:style-name="P17">The mode changed from “none” to “primary” and the site has now a site name and a site id.</text:p>
      <text:h text:style-name="P4" text:outline-level="3">Enable <text:span text:style-name="T40">the </text:span>Secondary Node</text:h>
      <text:p text:style-name="P20">The SAP HANA database instance on the secondary side must be stopped before the instance could be registered for the system replication. You could use your preferred method to stop the instance (like HDB <text:span text:style-name="T38">or sapcontrol</text:span>). After the database instance is stopped successfully you could register the instance using hdbnsutil. <text:span text:style-name="T38">Again use Linux user </text:span><text:span text:style-name="T24">sid</text:span><text:span text:style-name="T38">adm.</text:span></text:p>
      <table:table table:name="Table5" table:style-name="Table5">
        <table:table-column table:style-name="Table5.A"/>
        <table:table-row>
          <table:table-cell table:style-name="Table5.A1" office:value-type="string">
            <text:p text:style-name="P44">suse0<text:span text:style-name="T38">2</text:span>:<text:span text:style-name="T38">~</text:span>&gt; <text:span text:style-name="T41">HDB stop</text:span><text:line-break/>suse0<text:span text:style-name="T38">2</text:span>:<text:span text:style-name="T38">~</text:span>&gt; hdbnsutil -sr_register --remoteHost=<text:span text:style-name="T44">@@NODE1@@</text:span> --remoteInstance=<text:span text:style-name="T44">@@INO@@</text:span> --mode=sync --name=<text:span text:style-name="T44">@@SITE2@@</text:span></text:p>
            <text:p text:style-name="P51">adding site …<text:line-break/>checking for inactive nameserver …<text:line-break/>nameserver suse0<text:span text:style-name="T38">2</text:span>:30001 not responding.<text:line-break/>collecting information …<text:line-break/>updating local ini files …<text:line-break/><text:span text:style-name="T42">done.</text:span></text:p>
          </table:table-cell>
        </table:table-row>
      </table:table>
      <text:list xml:id="list190319516180157" text:continue-numbering="true" text:style-name="L1">
        <text:list-header>
          <text:p text:style-name="P28">Now start the database instance again and verify the system replication status. At secondary side the mode should be one of „sync“, „syncmem“ or „async“. The mode depends on what <text:span text:style-name="T43">has</text:span> been defined during registration of the client.</text:p>
          <text:p text:style-name="P31">The remoteHost is the primary node in our case, the remoteInstance is the database instanace number (here 00).</text:p>
        </text:list-header>
      </text:list>
      <text:h text:style-name="P2" text:outline-level="3"><text:bookmark-start text:name="__RefHeading__6520_1609242001"/><text:span text:style-name="T37">Checking the access to sync information</text:span><text:bookmark-end text:name="__RefHeading__6520_1609242001"/></text:h>
      <text:p text:style-name="P23"><text:span text:style-name="T17">N</text:span><text:span text:style-name="T14">ow please check if the database user has enough rights to access the synchronisation information.</text:span></text:p>
      <text:p text:style-name="P44"><text:span text:style-name="T35">s</text:span><text:span text:style-name="T34">use01:</text:span><text:span text:style-name="T36">~ #</text:span><text:span text:style-name="T34"> hdbsql -U slehaloc </text:span><text:span text:style-name="T35">'</text:span><text:span text:style-name="T34">select distinct REPLICATION_STATUS from SYS.M_SERVICE_REPLICATION</text:span><text:span text:style-name="T35">'</text:span></text:p>
      <text:p text:style-name="P13"><text:span text:style-name="T11">I</text:span><text:span text:style-name="T12">f you get a result like “error”, “unknown”, “syncing” or “active” than the user is able to ac</text:span><text:span text:style-name="T13">c</text:span><text:span text:style-name="T12">ess the synchronization info.</text:span></text:p>
      <text:h text:style-name="P50" text:outline-level="1">Suggestion 2 (Textmarking bold/italics)</text:h>
      <text:p text:style-name="P8"><text:span text:style-name="T15">A</text:span><text:span text:style-name="T14">s an alternative the user could also be created using hsbsql using </text:span><text:span text:style-name="T16">command</text:span><text:span text:style-name="T14"> line.</text:span></text:p>
      <text:p text:style-name="P37">suse01:~ # PATH=<text:span text:style-name="T18">"</text:span>$PATH:/usr/sap/<text:span text:style-name="T25">SLE</text:span>/HDB<text:span text:style-name="T25">00</text:span>/exe<text:span text:style-name="T18">"</text:span></text:p>
      <text:p text:style-name="P40"><text:span text:style-name="T19">suse01:~ # </text:span>hdbsql -<text:span text:style-name="T20">u</text:span> <text:span text:style-name="T19">system -i </text:span><text:span text:style-name="T26">00</text:span> '<text:span text:style-name="T21">CREATE</text:span> <text:span text:style-name="T21">USER</text:span> slehasync <text:span text:style-name="T21">PASSWORD</text:span> <text:span text:style-name="T25">L1nuxlab</text:span>'</text:p>
      <text:p text:style-name="P40"><text:span text:style-name="T19">suse01:~ # </text:span>hdbsql -<text:span text:style-name="T20">u</text:span> <text:span text:style-name="T19">system -i </text:span><text:span text:style-name="T26">00</text:span> '<text:span text:style-name="T21">GRANT</text:span> DATA ADMIN <text:span text:style-name="T21">TO</text:span> slehasync'</text:p>
      <text:p text:style-name="P43"><text:span text:style-name="T1">suse01:~ # hdbsql -</text:span><text:span text:style-name="T2">u</text:span><text:span text:style-name="T1"> system -i </text:span><text:span text:style-name="T30">00</text:span><text:span text:style-name="T1"> </text:span><text:span text:style-name="T5">'</text:span><text:span text:style-name="T6">ALTER USER slehasync DISABLE PASSWORD LIFETIME'</text:span></text:p>
      <text:p text:style-name="P26"><text:span text:style-name="T6">….</text:span></text:p>
      <text:p text:style-name="P12">The name of the user key “slehaloc” is <text:span text:style-name="T31">a </text:span>fix <text:span text:style-name="T31">name used</text:span> in the resource agent. The port should be setup as 3<text:span text:style-name="T23">nn</text:span>15, where nn is the SAP instance number <text:span text:style-name="T31">like “00”</text:span>.</text:p>
      <table:table table:name="Table6" table:style-name="Table6">
        <table:table-column table:style-name="Table6.A"/>
        <table:table-row>
          <table:table-cell table:style-name="Table6.A1" office:value-type="string">
            <text:p text:style-name="P47"><text:span text:style-name="T32">s</text:span>use01:<text:span text:style-name="T32">~ #</text:span> <text:span text:style-name="T32">PATH="$PATH:/usr/sap/</text:span><text:span text:style-name="T27">SLE</text:span><text:span text:style-name="T32">/HDB</text:span><text:span text:style-name="T27">00</text:span><text:span text:style-name="T32">/exe"</text:span></text:p>
            <text:p text:style-name="P47"><text:span text:style-name="T32">s</text:span>use01:<text:span text:style-name="T32">~ #</text:span> hdbuserstore SET slehaloc <text:span text:style-name="T22">localhost</text:span>:3<text:span text:style-name="T25">00</text:span>15 <text:span text:style-name="T31">slehasync</text:span> <text:span text:style-name="T28">L1nuxlab</text:span></text:p>
          </table:table-cell>
        </table:table-row>
      </table:table>
      <text:p text:style-name="P10"><text:span text:style-name="T6">Verify the </text:span><text:span text:style-name="T7">created </text:span><text:span text:style-name="T6">setup </text:span><text:span text:style-name="T8">as Linux user root. The option “-U </text:span><text:span text:style-name="T9">key</text:span><text:span text:style-name="T10">” tells hdbsql to use the credentials which are stored in the secure store. The table “dummy” is available for any </text:span></text:p>
      <text:p text:style-name="P10"><text:span text:style-name="T10">….</text:span></text:p>
      <table:table table:name="Table7" table:style-name="Table7">
        <table:table-column table:style-name="Table7.A"/>
        <table:table-row>
          <table:table-cell table:style-name="Table7.A1" office:value-type="string">
            <text:p text:style-name="P18">As Linux user <text:span text:style-name="T23">sid</text:span>adm enable the system replication at the primary node. You need to define a site name (like “WALLDORF”). This site name must be uniqueue for all SAP HANA databases which are connected via system replication. This means the secondary must have a different site name.</text:p>
            <text:p text:style-name="P47">suse01:<text:span text:style-name="T38">~</text:span>&gt; hdbnsutil -sr_enable –<text:span text:style-name="T39">-</text:span>name=<text:span text:style-name="T25">WALLDORF</text:span></text:p>
            <text:p text:style-name="P52">checking local nameserver:<text:line-break/>checking for active nameserver …<text:line-break/>nameserver is running, proceeding …<text:line-break/>configuring ini files …<text:line-break/>successfully enabled system as primary site …<text:line-break/>done.</text:p>
          </table:table-cell>
        </table:table-row>
      </table:table>
      <text:h text:style-name="P5" text:outline-level="3"/>
      <text:p text:style-name="P21">The command line tool hdbnsutil can be used to check the system replication mode and site name.</text:p>
      <table:table table:name="Table8" table:style-name="Table8">
        <table:table-column table:style-name="Table8.A"/>
        <table:table-row>
          <table:table-cell table:style-name="Table8.A1" office:value-type="string">
            <text:p text:style-name="P47">suse01:<text:span text:style-name="T38">~</text:span>&gt; hdbnsutil -sr_state</text:p>
            <text:p text:style-name="P52">checking for active or inactive nameserver …<text:line-break/>System Replication State<text:line-break/>~~~~~~~~~~~~~~~~~~~~~~~~<text:line-break/>mode: primary<text:line-break/>site id: 1<text:line-break/>site name: WALLDORF<text:line-break/>Host Mappings:<text:line-break/><text:soft-page-break/>~~~~~~~~~~~~~~<text:line-break/>done.</text:p>
          </table:table-cell>
        </table:table-row>
      </table:table>
      <text:p text:style-name="P18">The mode changed from “none” to “primary” and the site has now a site name and a site id.</text:p>
      <text:h text:style-name="P5" text:outline-level="3">Enable <text:span text:style-name="T40">the </text:span>Secondary Node</text:h>
      <text:p text:style-name="P21">The SAP HANA database instance on the secondary side must be stopped before the instance could be registered for the system replication. You could use your preferred method to stop the instance (like HDB <text:span text:style-name="T38">or sapcontrol</text:span>). After the database instance is stopped successfully you could register the instance using hdbnsutil. <text:span text:style-name="T38">Again use Linux user </text:span><text:span text:style-name="T24">sid</text:span><text:span text:style-name="T38">adm.</text:span></text:p>
      <table:table table:name="Table9" table:style-name="Table9">
        <table:table-column table:style-name="Table9.A"/>
        <table:table-row>
          <table:table-cell table:style-name="Table9.A1" office:value-type="string">
            <text:p text:style-name="P47">suse0<text:span text:style-name="T38">2</text:span>:<text:span text:style-name="T38">~</text:span>&gt; <text:span text:style-name="T41">HDB stop</text:span><text:line-break/>suse0<text:span text:style-name="T38">2</text:span>:<text:span text:style-name="T38">~</text:span>&gt; hdbnsutil -sr_register --remoteHost=<text:span text:style-name="T25">suse0</text:span><text:span text:style-name="T29">1</text:span> --remoteInstance=<text:span text:style-name="T25">00</text:span> --mode=<text:span text:style-name="T25">sync</text:span> --name=<text:span text:style-name="T25">ROT</text:span></text:p>
            <text:p text:style-name="P52">adding site …<text:line-break/>checking for inactive nameserver …<text:line-break/>nameserver suse0<text:span text:style-name="T38">2</text:span>:30001 not responding.<text:line-break/>collecting information …<text:line-break/>updating local ini files …<text:line-break/><text:span text:style-name="T42">done.</text:span></text:p>
          </table:table-cell>
        </table:table-row>
      </table:table>
      <text:list xml:id="list190320475599819" text:continue-numbering="true" text:style-name="L1">
        <text:list-header>
          <text:p text:style-name="P29">Now start the database instance again and verify the system replication status. At secondary side the mode should be one of „sync“, „syncmem“ or „async“. The mode depends on what <text:span text:style-name="T43">has</text:span> been defined during registration of the client.</text:p>
          <text:p text:style-name="P32">The remoteHost is the primary node in our case, the remoteInstance is the database instanace number (here 00).</text:p>
        </text:list-header>
      </text:list>
      <text:h text:style-name="P3" text:outline-level="3"><text:bookmark-start text:name="__RefHeading__6520_1609242002"/><text:span text:style-name="T37">Checking the access to sync information</text:span><text:bookmark-end text:name="__RefHeading__6520_1609242002"/></text:h>
      <text:p text:style-name="P24"><text:span text:style-name="T17">N</text:span><text:span text:style-name="T14">ow please check if the database user has enough rights to access the synchronisation information.</text:span></text:p>
      <text:p text:style-name="P47"><text:span text:style-name="T35">s</text:span><text:span text:style-name="T34">use01:</text:span><text:span text:style-name="T36">~ #</text:span><text:span text:style-name="T34"> hdbsql -U slehaloc </text:span><text:span text:style-name="T35">'</text:span><text:span text:style-name="T34">select distinct REPLICATION_STATUS from SYS.M_SERVICE_REPLICATION</text:span><text:span text:style-name="T35">'</text:span></text:p>
      <text:p text:style-name="P15"><text:span text:style-name="T11">I</text:span><text:span text:style-name="T12">f you get a result like “error”, “unknown”, “syncing” or “active” than the user is able to ac</text:span><text:span text:style-name="T13">c</text:span><text:span text:style-name="T12">ess the synchronization info.</text:span></text:p>
      <text:h text:style-name="P50" text:outline-level="1">Suggestion 3 (variables)</text:h>
      <text:p text:style-name="P8"><text:span text:style-name="T15">A</text:span><text:span text:style-name="T14">s an alternative the user could also be created using hsbsql using </text:span><text:span text:style-name="T16">command</text:span><text:span text:style-name="T14"> line.</text:span></text:p>
      <text:p text:style-name="P41">SID=SLE; INO=00; PassWD=L1nuxlab; Site1=WALLDORF; Site2=ROT; node1=suse01</text:p>
      <text:p text:style-name="P37">suse01:~ # PATH=<text:span text:style-name="T18">"</text:span>$PATH:/usr/sap/<text:span text:style-name="T45">${SID}</text:span>/HDB<text:span text:style-name="T45">${INO}</text:span>/exe<text:span text:style-name="T18">"</text:span></text:p>
      <text:p text:style-name="P40"><text:span text:style-name="T19">suse01:~ # </text:span>hdbsql -<text:span text:style-name="T20">u</text:span> <text:span text:style-name="T19">system -i ${INO}</text:span> '<text:span text:style-name="T21">CREATE</text:span> <text:span text:style-name="T21">USER</text:span> slehasync <text:span text:style-name="T21">PASSWORD</text:span> <text:span text:style-name="T45">$PassWD</text:span>'</text:p>
      <text:p text:style-name="P40"><text:span text:style-name="T19">suse01:~ # </text:span>hdbsql -<text:span text:style-name="T20">u</text:span> <text:span text:style-name="T19">system -i ${INO}</text:span> '<text:span text:style-name="T21">GRANT</text:span> DATA ADMIN <text:span text:style-name="T21">TO</text:span> slehasync'</text:p>
      <text:p text:style-name="P43"><text:span text:style-name="T1">suse01:~ # hdbsql -</text:span><text:span text:style-name="T2">u</text:span><text:span text:style-name="T1"> system -i ${INO</text:span><text:span text:style-name="T4">}</text:span><text:span text:style-name="T1"> </text:span><text:span text:style-name="T5">'</text:span><text:span text:style-name="T6">ALTER USER slehasync DISABLE PASSWORD LIFETIME'</text:span></text:p>
      <text:p text:style-name="P26"><text:span text:style-name="T6">….</text:span></text:p>
      <text:p text:style-name="P12">The name of the user key “slehaloc” is <text:span text:style-name="T31">a </text:span>fix <text:span text:style-name="T31">name used</text:span> in the resource agent. The port should be setup as 3<text:span text:style-name="T23">nn</text:span>15, where nn is the SAP instance number <text:span text:style-name="T31">like “00”</text:span>.</text:p>
      <table:table table:name="Table10" table:style-name="Table10">
        <table:table-column table:style-name="Table10.A"/>
        <table:table-row>
          <table:table-cell table:style-name="Table10.A1" office:value-type="string">
            <text:p text:style-name="P41">SID=SLE; INO=00; PassWD=L1nuxlab; Site1=WALLDORF; Site2=ROT; node1=suse01</text:p>
            <text:p text:style-name="P47"><text:span text:style-name="T32">s</text:span>use01:<text:span text:style-name="T32">~ #</text:span> <text:span text:style-name="T32">PATH="$PATH:/usr/sap/${SID}/HDB${INO}/exe"</text:span></text:p>
            <text:p text:style-name="P47"><text:span text:style-name="T32">s</text:span>use01:<text:span text:style-name="T32">~ #</text:span> hdbuserstore SET slehaloc <text:span text:style-name="T22">localhost</text:span>:3<text:span text:style-name="T45">${INO}</text:span>15 <text:span text:style-name="T31">slehasync</text:span> <text:span text:style-name="T45">$PassWD</text:span></text:p>
          </table:table-cell>
        </table:table-row>
      </table:table>
      <text:p text:style-name="P10"><text:span text:style-name="T6">Verify the </text:span><text:span text:style-name="T7">created </text:span><text:span text:style-name="T6">setup </text:span><text:span text:style-name="T8">as Linux user root. The option “-U </text:span><text:span text:style-name="T9">key</text:span><text:span text:style-name="T10">” tells hdbsql to use the credentials which are stored in the secure store. The table “dummy” is available for any </text:span></text:p>
      <text:p text:style-name="P10"><text:span text:style-name="T10">….</text:span></text:p>
      <table:table table:name="Table11" table:style-name="Table11">
        <table:table-column table:style-name="Table11.A"/>
        <table:table-row>
          <table:table-cell table:style-name="Table11.A1" office:value-type="string">
            <text:p text:style-name="P18">As Linux user <text:span text:style-name="T23">sid</text:span>adm enable the system replication at the primary node. You need to define a site name (like “WALLDORF”). This site name must be uniqueue for all SAP HANA databases which are connected via system replication. This means the secondary must have a different site name.</text:p>
            <text:p text:style-name="P47"><text:span text:style-name="T47">SID=SLE; INO=00; PassWD=L1nuxlab; Site1=WALLDORF; Site2=ROT; node1=suse01</text:span><text:line-break/>suse01:<text:span text:style-name="T38">~</text:span>&gt; hdbnsutil -sr_enable –<text:span text:style-name="T39">-</text:span>name=<text:span text:style-name="T45">${Site1}</text:span></text:p>
            <text:p text:style-name="P52">checking local nameserver:<text:line-break/>checking for active nameserver …<text:line-break/>nameserver is running, proceeding …<text:line-break/>configuring ini files …<text:line-break/>successfully enabled system as primary site …<text:line-break/>done.</text:p>
          </table:table-cell>
        </table:table-row>
      </table:table>
      <text:h text:style-name="P5" text:outline-level="3"/>
      <text:p text:style-name="P21">The command line tool hdbnsutil can be used to check the system replication mode and site name.</text:p>
      <table:table table:name="Table12" table:style-name="Table12">
        <table:table-column table:style-name="Table12.A"/>
        <table:table-row>
          <table:table-cell table:style-name="Table12.A1" office:value-type="string">
            <text:p text:style-name="P47">suse01:<text:span text:style-name="T38">~</text:span>&gt; hdbnsutil -sr_state</text:p>
            <text:p text:style-name="P52">checking for active or inactive nameserver …<text:line-break/><text:soft-page-break/>System Replication State<text:line-break/>~~~~~~~~~~~~~~~~~~~~~~~~<text:line-break/>mode: primary<text:line-break/>site id: 1<text:line-break/>site name: WALLDORF<text:line-break/>Host Mappings:<text:line-break/>~~~~~~~~~~~~~~<text:line-break/>done.</text:p>
          </table:table-cell>
        </table:table-row>
      </table:table>
      <text:p text:style-name="P18">The mode changed from “none” to “primary” and the site has now a site name and a site id.</text:p>
      <text:h text:style-name="P5" text:outline-level="3">Enable <text:span text:style-name="T40">the </text:span>Secondary Node</text:h>
      <text:p text:style-name="P21">The SAP HANA database instance on the secondary side must be stopped before the instance could be registered for the system replication. You could use your preferred method to stop the instance (like HDB <text:span text:style-name="T38">or sapcontrol</text:span>). After the database instance is stopped successfully you could register the instance using hdbnsutil. <text:span text:style-name="T38">Again use Linux user </text:span><text:span text:style-name="T24">sid</text:span><text:span text:style-name="T38">adm.</text:span></text:p>
      <table:table table:name="Table13" table:style-name="Table13">
        <table:table-column table:style-name="Table13.A"/>
        <table:table-row>
          <table:table-cell table:style-name="Table13.A1" office:value-type="string">
            <text:p text:style-name="P47"><text:span text:style-name="T47">SID=SLE; INO=00; PassWD=L1nuxlab; Site1=WALLDORF; Site2=ROT; node1=suse01</text:span><text:line-break/>suse0<text:span text:style-name="T38">2</text:span>:<text:span text:style-name="T38">~</text:span>&gt; <text:span text:style-name="T41">HDB stop</text:span><text:line-break/>suse0<text:span text:style-name="T38">2</text:span>:<text:span text:style-name="T38">~</text:span>&gt; hdbnsutil -sr_register --remoteHost=<text:span text:style-name="T45">${node1}</text:span> --remoteInstance=<text:span text:style-name="T45">${INO}</text:span> --mode=sync --name=<text:span text:style-name="T45">${Site2}</text:span></text:p>
            <text:p text:style-name="P52">adding site …<text:line-break/>checking for inactive nameserver …<text:line-break/>nameserver suse0<text:span text:style-name="T38">2</text:span>:30001 not responding.<text:line-break/>collecting information …<text:line-break/>updating local ini files …<text:line-break/><text:span text:style-name="T42">done.</text:span></text:p>
          </table:table-cell>
        </table:table-row>
      </table:table>
      <text:list xml:id="list190319900542876" text:continue-numbering="true" text:style-name="L1">
        <text:list-header>
          <text:p text:style-name="P29">Now start the database instance again and verify the system replication status. At secondary side the mode should be one of „sync“, „syncmem“ or „async“. The mode depends on what <text:span text:style-name="T43">has</text:span> been defined during registration of the client.</text:p>
          <text:p text:style-name="P32">The remoteHost is the primary node in our case, the remoteInstance is the database instanace number (here 00).</text:p>
        </text:list-header>
      </text:list>
      <text:h text:style-name="P3" text:outline-level="3"><text:bookmark-start text:name="__RefHeading__6520_1609242003"/><text:span text:style-name="T37">Checking the access to sync information</text:span><text:bookmark-end text:name="__RefHeading__6520_1609242003"/></text:h>
      <text:p text:style-name="P24"><text:span text:style-name="T17">N</text:span><text:span text:style-name="T14">ow please check if the database user has enough rights to access the synchronisation information.</text:span></text:p>
      <text:p text:style-name="P47"><text:span text:style-name="T35">s</text:span><text:span text:style-name="T34">use01:</text:span><text:span text:style-name="T36">~ #</text:span><text:span text:style-name="T34"> hdbsql -U slehaloc </text:span><text:span text:style-name="T35">'</text:span><text:span text:style-name="T34">select distinct REPLICATION_STATUS from SYS.M_SERVICE_REPLICATION</text:span><text:span text:style-name="T35">'</text:span></text:p>
      <text:p text:style-name="P15"><text:span text:style-name="T11">I</text:span><text:span text:style-name="T12">f you get a result like “error”, “unknown”, “syncing” or “active” than the user is able to ac</text:span><text:span text:style-name="T13">c</text:span><text:span text:style-name="T12">ess the synchronization in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 style:family="paragraph" style:parent-style-name="Text_20_body" style:master-page-name="">
      <style:paragraph-properties fo:margin-top="2.54mm" fo:margin-bottom="2.54mm" loext:contextual-spacing="false" style:page-number="auto" fo:background-color="#eeeeee">
        <style:background-image/>
      </style:paragraph-properties>
      <style:text-properties style:font-name="FreeMono" fo:font-family="FreeMono" style:font-family-generic="modern" style:font-pitch="fixed" fo:font-size="10pt" style:font-size-asian="10pt" style:font-size-complex="10pt"/>
    </style:style>
    <style:style style:name="Normal" style:family="paragraph" style:master-page-name="">
      <style:paragraph-properties fo:margin-top="2.12mm" fo:margin-bottom="0mm" loext:contextual-spacing="false" fo:hyphenation-ladder-count="no-limit" style:page-number="auto"/>
      <style:text-properties style:font-name="Liberation Sans1" fo:font-family="'Liberation Sans'" style:font-style-name="Standard" style:font-family-generic="swiss" style:font-pitch="variable" fo:font-size="12pt" fo:language="en" fo:country="US" style:font-size-asian="12pt" style:language-asian="zh" style:country-asian="CN" style:font-name-complex="Arial" style:font-family-complex="Arial" style:font-family-generic-complex="swiss" style:font-pitch-complex="variable" style:font-size-complex="12pt" fo:hyphenate="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Output" style:family="paragraph" style:parent-style-name="Code" style:master-page-name="">
      <style:paragraph-properties fo:margin-top="0mm" fo:margin-bottom="0mm" loext:contextual-spacing="false" style:page-number="auto" fo:background-color="#dddddd">
        <style:background-image/>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an Herschel</meta:initial-creator>
    <meta:creation-date>2015-02-11T15:22:26.774024434</meta:creation-date>
    <dc:date>2015-02-11T19:03:18.205203255</dc:date>
    <dc:creator>Fabian Herschel</dc:creator>
    <meta:editing-duration>PT3H25M41S</meta:editing-duration>
    <meta:editing-cycles>1</meta:editing-cycles>
    <meta:document-statistic meta:table-count="16" meta:image-count="0" meta:object-count="0" meta:page-count="8" meta:paragraph-count="118" meta:word-count="1936" meta:character-count="12627" meta:non-whitespace-character-count="10829"/>
    <meta:generator>LibreOffice/4.3.5.2.0$Linux_X86_64 LibreOffice_project/430m0$Build-2</meta:generator>
  </office:meta>
</office:document-meta>
</file>